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f6167" officeooo:paragraph-rsid="005f6167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7" style:family="paragraph" style:parent-style-name="Heading_20_2">
      <style:text-properties officeooo:rsid="001de5be" officeooo:paragraph-rsid="001de5be"/>
    </style:style>
    <style:style style:name="P8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2008b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253ea3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officeooo:rsid="005f6167" style:font-size-asian="14pt" style:font-family-complex="'Times New Roman'" style:font-family-generic-complex="system" style:font-pitch-complex="variable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2</text:span></text:p>
      <text:h text:style-name="Heading_20_2" text:outline-level="2">AIM</text:h>
      <text:p text:style-name="P2"><text:span text:style-name="T3">To </text:span><text:span text:style-name="T1">w</text:span><text:span text:style-name="T4">rite a lex program to recognize all strings which do not contain </text:span><text:span text:style-name="T5">the </text:span><text:span text:style-name="T4">first four characters of </text:span><text:span text:style-name="T5">our</text:span><text:span text:style-name="T4"> name as a substring.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a lex file with following lexical rules:</text:p>
          <text:list>
            <text:list-item>
              <text:p text:style-name="P5">Define regex name as .*[pP][rR][aA][dD].* to recognize strings containing the first four letters of my name as a substring</text:p>
            </text:list-item>
            <text:list-item>
              <text:p text:style-name="P5">If input matches the above substring, print “Invalid”</text:p>
            </text:list-item>
            <text:list-item>
              <text:p text:style-name="P5">Otherwise, if input matches the string”exit”, terminate the program</text:p>
            </text:list-item>
            <text:list-item>
              <text:p text:style-name="P5">Otherwise, print “Valid”</text:p>
            </text:list-item>
            <text:list-item>
              <text:p text:style-name="P5">Define main function in suer code section to call yylex()</text:p>
            </text:list-item>
          </text:list>
        </text:list-item>
        <text:list-item>
          <text:p text:style-name="P5">Use lex command to generate C program</text:p>
        </text:list-item>
        <text:list-item>
          <text:p text:style-name="P5">Run the <text:s/>C program</text:p>
        </text:list-item>
        <text:list-item>
          <text:p text:style-name="P6">Stop</text:p>
        </text:list-item>
      </text:list>
      <text:h text:style-name="P7" text:outline-level="2" text:is-list-header="true">RESULT</text:h>
      <text:p text:style-name="P8">Successfully compiled and ran the lex progra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20:10:41.815367648</dc:date>
    <meta:editing-duration>PT6H2M58S</meta:editing-duration>
    <meta:editing-cycles>33</meta:editing-cycles>
    <meta:generator>LibreOffice/25.2.6.2$Linux_X86_64 LibreOffice_project/520$Build-2</meta:generator>
    <meta:print-date>2025-09-17T20:13:49.104345206</meta:print-date>
    <meta:printed-by>PDF files</meta:printed-by>
    <meta:document-statistic meta:table-count="0" meta:image-count="0" meta:object-count="0" meta:page-count="1" meta:paragraph-count="17" meta:word-count="117" meta:character-count="670" meta:non-whitespace-character-count="579"/>
  </office:meta>
</office:document-meta>
</file>